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nsitions and Transforms</text:p>
      <text:p text:style-name="P1"/>
      <text:p text:style-name="P4">Map</text:p>
      <text:p text:style-name="P2"/>
      <text:list xml:id="list959241123941658208" text:style-name="L1">
        <text:list-item>
          <text:p text:style-name="P11">Intro</text:p>
        </text:list-item>
        <text:list-item>
          <text:p text:style-name="P11">Transforms</text:p>
          <text:list>
            <text:list-item>
              <text:p text:style-name="P11">intro</text:p>
            </text:list-item>
            <text:list-item>
              <text:p text:style-name="P11">scale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  <text:list-item>
              <text:p text:style-name="P11">skew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  <text:list-item>
              <text:p text:style-name="P11">translate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  <text:list-item>
              <text:p text:style-name="P11">rotate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  <text:list-item>
              <text:p text:style-name="P11">matrix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  <text:list-item>
              <text:p text:style-name="P11">perspective</text:p>
              <text:list>
                <text:list-item>
                  <text:p text:style-name="P11">intro</text:p>
                </text:list-item>
                <text:list-item>
                  <text:p text:style-name="P11">code snippet</text:p>
                </text:list-item>
                <text:list-item>
                  <text:p text:style-name="P11">example figure</text:p>
                </text:list-item>
              </text:list>
            </text:list-item>
          </text:list>
        </text:list-item>
        <text:list-item>
          <text:p text:style-name="P11">Transitions</text:p>
          <text:list>
            <text:list-item>
              <text:p text:style-name="P11">intro</text:p>
            </text:list-item>
            <text:list-item>
              <text:p text:style-name="P11">delay</text:p>
            </text:list-item>
            <text:list-item>
              <text:p text:style-name="P11">duration</text:p>
            </text:list-item>
            <text:list-item>
              <text:p text:style-name="P11">property</text:p>
            </text:list-item>
            <text:list-item>
              <text:p text:style-name="P11">timing function</text:p>
            </text:list-item>
            <text:list-item>
              <text:p text:style-name="P11">transition </text:p>
            </text:list-item>
          </text:list>
        </text:list-item>
        <text:list-item>
          <text:p text:style-name="P11">About me (footer)</text:p>
        </text:list-item>
        <text:list-item>
          <text:p text:style-name="P11">See also... (aside)</text:p>
        </text:list-item>
      </text:list>
      <text:p text:style-name="P2"/>
      <text:p text:style-name="P4"><text:soft-page-break/>Intro</text:p>
      <text:p text:style-name="P5"/>
      <text:p text:style-name="P5"><text:span text:style-name="T2">A lot of my cheat sheets so far have been dealing with the main building blocks <text:s/>like selectors and positioning and then moving on to the basics of text and images. Now the fun of CSS can really start by visually manipulating elements using </text:span><text:span text:style-name="T1">transitions</text:span><text:span text:style-name="T2"> and </text:span><text:span text:style-name="T1">transforms.</text:span></text:p>
      <text:p text:style-name="P7"/>
      <text:p text:style-name="P4">Transforms</text:p>
      <text:p text:style-name="P4"/>
      <text:p text:style-name="P5">Intro section....</text:p>
      <text:p text:style-name="P5"/>
      <text:p text:style-name="P5"><text:span text:style-name="T2">The </text:span><text:span text:style-name="T1">transform</text:span><text:span text:style-name="T2"> property applies a 2D or 3D transformation to an element.</text:span></text:p>
      <text:p text:style-name="P7"/>
      <text:list xml:id="list5410115812559884014" text:style-name="L2">
        <text:list-item>
          <text:p text:style-name="P14">scale</text:p>
        </text:list-item>
        <text:list-item>
          <text:p text:style-name="P14">skew</text:p>
        </text:list-item>
        <text:list-item>
          <text:p text:style-name="P14">translate</text:p>
        </text:list-item>
        <text:list-item>
          <text:p text:style-name="P14">rotate</text:p>
        </text:list-item>
        <text:list-item>
          <text:p text:style-name="P14">perspective</text:p>
        </text:list-item>
        <text:list-item>
          <text:p text:style-name="P14">matrix</text:p>
        </text:list-item>
      </text:list>
      <text:p text:style-name="P7"/>
      <text:p text:style-name="P5"/>
      <text:p text:style-name="P7">[codebox]</text:p>
      <text:p text:style-name="P7">.element {</text:p>
      <text:p text:style-name="P7">transform: translateY(40px);</text:p>
      <text:p text:style-name="P7">}</text:p>
      <text:p text:style-name="P7"/>
      <text:p text:style-name="P15"/>
      <text:p text:style-name="P5">scale section....</text:p>
      <text:p text:style-name="P5"/>
      <text:p text:style-name="P10"><text:span text:style-name="T4">...</text:span><text:span text:style-name="T3">affects the size of the element. </text:span></text:p>
      <text:p text:style-name="P7"/>
      <text:p text:style-name="P7">scale(x, y)</text:p>
      <text:p text:style-name="P7">scaleX() </text:p>
      <text:p text:style-name="P7">scaleY()</text:p>
      <text:p text:style-name="P7">scaleZ(z)</text:p>
      <text:p text:style-name="P7">scale3d(x,y,z)</text:p>
      <text:p text:style-name="P7"/>
      <text:p text:style-name="P7"/>
      <text:p text:style-name="P7">[codebox]</text:p>
      <text:p text:style-name="P7">.element {</text:p>
      <text:p text:style-name="P7">transform: scale(2, .5);</text:p>
      <text:p text:style-name="P7">}</text:p>
      <text:p text:style-name="P5"/>
      <text:p text:style-name="P5">skew section...</text:p>
      <text:p text:style-name="P5"/>
      <text:p text:style-name="P7">... tilts an element to the right or left.</text:p>
      <text:p text:style-name="P7"/>
      <text:p text:style-name="P7"><text:soft-page-break/>skew(x, y)</text:p>
      <text:p text:style-name="P7">skewX() </text:p>
      <text:p text:style-name="P7">skewY() </text:p>
      <text:p text:style-name="P7"/>
      <text:p text:style-name="P7">[codebox]</text:p>
      <text:p text:style-name="P7">.element {</text:p>
      <text:p text:style-name="P7">transform: skew(25deg, 50deg);</text:p>
      <text:p text:style-name="P7">}</text:p>
      <text:p text:style-name="P5"/>
      <text:p text:style-name="P5">translate section...</text:p>
      <text:p text:style-name="P5"/>
      <text:p text:style-name="P7">...moves an element sideways or up and down. </text:p>
      <text:p text:style-name="P7"/>
      <text:p text:style-name="P7">translate(x,y)</text:p>
      <text:p text:style-name="P7">translateX()</text:p>
      <text:p text:style-name="P7">translateY()</text:p>
      <text:p text:style-name="P7">translateZ()</text:p>
      <text:p text:style-name="P7">translate3d(x, y, z) <text:span text:style-name="T5">z moves element toward viewer (negative value moves away)</text:span></text:p>
      <text:p text:style-name="P7"><text:span text:style-name="T5"/></text:p>
      <text:p text:style-name="P7"/>
      <text:p text:style-name="P7">[codebox]</text:p>
      <text:p text:style-name="P7">.element {</text:p>
      <text:p text:style-name="P7">transform: translate(20px, 10px);</text:p>
      <text:p text:style-name="P7">}</text:p>
      <text:p text:style-name="P5"/>
      <text:p text:style-name="P5">rotate section...</text:p>
      <text:p text:style-name="P5"/>
      <text:p text:style-name="P7">...rotates clockwise from current position</text:p>
      <text:p text:style-name="P7"/>
      <text:p text:style-name="P7">rotate(deg)</text:p>
      <text:p text:style-name="P7">rotate3d(x,y,z)</text:p>
      <text:p text:style-name="P7">rotateX()</text:p>
      <text:p text:style-name="P7">rotateY()</text:p>
      <text:p text:style-name="P7"/>
      <text:p text:style-name="P7">[codebox]</text:p>
      <text:p text:style-name="P7">.element {</text:p>
      <text:p text:style-name="P7">transform: rotate(25deg);</text:p>
      <text:p text:style-name="P7">}</text:p>
      <text:p text:style-name="P5"/>
      <text:p text:style-name="P5">perspective section...</text:p>
      <text:p text:style-name="P5"/>
      <text:p text:style-name="P7">...doesn't affect the element itself but instead affects the 3D transforms of the child elements for depth perspectives </text:p>
      <text:p text:style-name="P7"/>
      <text:p text:style-name="P7">[codebox]</text:p>
      <text:p text:style-name="P7">.element {</text:p>
      <text:p text:style-name="P7">transform: perspective 100px, rotate(25deg);</text:p>
      <text:p text:style-name="P7"><text:soft-page-break/>}</text:p>
      <text:p text:style-name="P7"/>
      <text:p text:style-name="P7"/>
      <text:p text:style-name="P5">matrix section...</text:p>
      <text:p text:style-name="P5"/>
      <text:p text:style-name="P8">...combines all transforms into one. </text:p>
      <text:p text:style-name="P8"/>
      <text:p text:style-name="P8">It is possible to have multiple values on the transform property such as...</text:p>
      <text:p text:style-name="P8"/>
      <text:p text:style-name="P7">[codebox]</text:p>
      <text:p text:style-name="P7">.element {</text:p>
      <text:p text:style-name="P7">transform: translateY(40px) scale(20);</text:p>
      <text:p text:style-name="P7">}</text:p>
      <text:p text:style-name="P8"/>
      <text:p text:style-name="P8">The matrix property combines all transforms into one BUT it is <text:s/>not written by hand and instead use tools like <text:a xlink:type="simple" xlink:href="https://meyerweb.com/eric/tools/matrix/" text:style-name="Internet_20_link" text:visited-style-name="Visited_20_Internet_20_Link">https://meyerweb.com/eric/tools/matrix/</text:a> to create them.</text:p>
      <text:p text:style-name="P8"/>
      <text:p text:style-name="P7">So this...</text:p>
      <text:p text:style-name="P7">[codebox]</text:p>
      <text:p text:style-name="P7">transform: translateY(40px) scale(20);</text:p>
      <text:p text:style-name="P7"/>
      <text:p text:style-name="P7">becomes ...</text:p>
      <text:p text:style-name="P7">[codebox]</text:p>
      <text:p text:style-name="P7">transform: matrix(0.7071067811865475, 0.7071067811865476, -0.7071067811865476, 0.7071067811865475, -0.7071067811865497, 34.648232278140824);</text:p>
      <text:p text:style-name="P7"/>
      <text:p text:style-name="P7"/>
      <text:p text:style-name="P4">Transitions</text:p>
      <text:p text:style-name="P4"/>
      <text:p text:style-name="P5">Intro section....</text:p>
      <text:p text:style-name="P7">CSS transitions allow you to control animation speed and change property values smoothly over a given duration</text:p>
      <text:p text:style-name="P7"/>
      <text:p text:style-name="P7">transition-property</text:p>
      <text:p text:style-name="P7">transition-delay</text:p>
      <text:p text:style-name="P7">transition-duration</text:p>
      <text:p text:style-name="P7">transition-timing-function</text:p>
      <text:p text:style-name="P7"/>
      <text:p text:style-name="P7">[codebox]</text:p>
      <text:p text:style-name="P7">.element {</text:p>
      <text:p text:style-name="P7">transform: rotate(25deg);</text:p>
      <text:p text:style-name="P7">transition: &lt;property&gt; &lt;duration&gt; &lt;timing-function&gt; &lt;delay&gt;</text:p>
      <text:p text:style-name="P7">}</text:p>
      <text:p text:style-name="P5"/>
      <text:p text:style-name="P5">property section....</text:p>
      <text:p text:style-name="P7">...is the property you want to have the effect on</text:p>
      <text:p text:style-name="P7"><text:soft-page-break/></text:p>
      <text:p text:style-name="P7">[codebox]</text:p>
      <text:p text:style-name="P7">.element {</text:p>
      <text:p text:style-name="P7">color: #000;</text:p>
      <text:p text:style-name="P7">transition: color 2s ease 4s; </text:p>
      <text:p text:style-name="P7">}</text:p>
      <text:p text:style-name="P7"/>
      <text:p text:style-name="P7">.element:hover {</text:p>
      <text:p text:style-name="P7">color: #fff;</text:p>
      <text:p text:style-name="P7">}</text:p>
      <text:p text:style-name="P7"/>
      <text:p text:style-name="P7"/>
      <text:p text:style-name="P5">delay section....</text:p>
      <text:p text:style-name="P5"/>
      <text:p text:style-name="P5">duration section....</text:p>
      <text:p text:style-name="P5"/>
      <text:p text:style-name="P5">timing function section....</text:p>
      <text:p text:style-name="P5"/>
      <text:p text:style-name="P5">transition section....</text:p>
      <text:p text:style-name="P7">Shorthand</text:p>
      <text:p text:style-name="P7"/>
      <text:p text:style-name="P7"/>
      <text:p text:style-name="P4">Aside:</text:p>
      <text:p text:style-name="P4"/>
      <text:p text:style-name="P7">This project is one in my expanding collection of CSS cheat sheets that I've created on my journey towards becoming a frontend developer.</text:p>
      <text:p text:style-name="P7"/>
      <text:p text:style-name="P7">You might also like to see my other creations (there is some sort of method to the madness):</text:p>
      <text:p text:style-name="P7"/>
      <text:p text:style-name="P7"><text:s text:c="4"/>Cascade &amp; Inheritance</text:p>
      <text:p text:style-name="P7"><text:s text:c="4"/>Box Model</text:p>
      <text:p text:style-name="P7"><text:s text:c="4"/>Units &amp; Values</text:p>
      <text:p text:style-name="P7"><text:s text:c="4"/>Selectors</text:p>
      <text:p text:style-name="P7"><text:s text:c="4"/>Display &amp; Positioning</text:p>
      <text:p text:style-name="P7"><text:s text:c="4"/>Flexbox</text:p>
      <text:p text:style-name="P7"><text:s text:c="4"/>Grid</text:p>
      <text:p text:style-name="P7"><text:s text:c="4"/>Backgrounds</text:p>
      <text:p text:style-name="P7"><text:s text:c="4"/>Text &amp; Fonts</text:p>
      <text:p text:style-name="P7"><text:s text:c="4"/>Lists &amp; Links</text:p>
      <text:p text:style-name="P7"><text:s text:c="4"/>Images</text:p>
      <text:p text:style-name="P7"/>
      <text:p text:style-name="P4">Footer:</text:p>
      <text:p text:style-name="P4"/>
      <text:p text:style-name="P7">I am Mazonthemoon</text:p>
      <text:p text:style-name="P7">Social Media icons</text:p>
      <text:p text:style-name="P7">A HTML and CSS teach-myself-coding project </text:p>
      <text:p text:style-name="P7"/>
      <text:p text:style-name="P4"><text:soft-page-break/>Resources:</text:p>
      <text:p text:style-name="P3"/>
      <text:p text:style-name="P6">Transforms:</text:p>
      <text:p text:style-name="P6"><text:a xlink:type="simple" xlink:href="https://developer.mozilla.org/en-US/docs/Web/CSS/transform" text:style-name="Internet_20_link" text:visited-style-name="Visited_20_Internet_20_Link">https://developer.mozilla.org/en-US/docs/Web/CSS/transform</text:a></text:p>
      <text:p text:style-name="P6"><text:a xlink:type="simple" xlink:href="https://www.w3schools.com/cssref/css3_pr_transform.asp" text:style-name="Internet_20_link" text:visited-style-name="Visited_20_Internet_20_Link">https://www.w3schools.com/cssref/css3_pr_transform.asp</text:a></text:p>
      <text:p text:style-name="P6"><text:a xlink:type="simple" xlink:href="https://css-tricks.com/almanac/properties/t/transform/" text:style-name="Internet_20_link" text:visited-style-name="Visited_20_Internet_20_Link">https://css-tricks.com/almanac/properties/t/transform/</text:a> </text:p>
      <text:p text:style-name="P6"/>
      <text:p text:style-name="P6">Transitions: </text:p>
      <text:p text:style-name="P6"><text:a xlink:type="simple" xlink:href="https://learn.shayhowe.com/advanced-html-css/transitions-animations/" text:style-name="Internet_20_link" text:visited-style-name="Visited_20_Internet_20_Link">https://learn.shayhowe.com/advanced-html-css/transitions-animations/</text:a></text:p>
      <text:p text:style-name="P6"><text:a xlink:type="simple" xlink:href="https://css-tricks.com/almanac/properties/t/transition/" text:style-name="Internet_20_link" text:visited-style-name="Visited_20_Internet_20_Link">https://css-tricks.com/almanac/properties/t/transition/</text:a></text:p>
      <text:p text:style-name="P6"><text:a xlink:type="simple" xlink:href="https://developer.mozilla.org/en-US/docs/Web/CSS/CSS_Transitions/Using_CSS_transitions" text:style-name="Internet_20_link" text:visited-style-name="Visited_20_Internet_20_Link">https://developer.mozilla.org/en-US/docs/Web/CSS/CSS_Transitions/Using_CSS_transitions</text:a></text:p>
      <text:p text:style-name="P6"><text:a xlink:type="simple" xlink:href="https://www.w3schools.com/css/css3_transitions.asp" text:style-name="Internet_20_link" text:visited-style-name="Visited_20_Internet_20_Link">https://www.w3schools.com/css/css3_transitions.asp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9-16T17:54:35.91</meta:creation-date>
    <meta:generator>OpenOffice/4.1.5$Win32 OpenOffice.org_project/415m1$Build-9789</meta:generator>
    <dc:date>2021-09-21T18:15:22.82</dc:date>
    <dc:creator>Mary Ronan</dc:creator>
    <meta:editing-duration>PT1H20M34S</meta:editing-duration>
    <meta:editing-cycles>26</meta:editing-cycles>
    <meta:document-statistic meta:table-count="0" meta:image-count="0" meta:object-count="0" meta:page-count="6" meta:paragraph-count="169" meta:word-count="522" meta:character-count="3856"/>
  </office:meta>
</office:document-meta>
</file>